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cm" fo:margin-right="0cm" fo:text-align="center" fo:text-indent="0cm"/>
      <style:text-properties style:font-name="Arial Black1" fo:font-size="54pt" style:font-size-asian="54pt" style:font-size-complex="54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Witaj Pokarmie,</text:span><text:span text:style-name="T1"><text:line-break/></text:span><text:span text:style-name="T1">w którym niezmierzony</text:span><text:span text:style-name="T1"><text:line-break/></text:span><text:span text:style-name="T1">Nieba i ziemie</text:span><text:span text:style-name="T1"><text:line-break/></text:span><text:span text:style-name="T1">Twórca jest zamkniony,</text:span><text:span text:style-name="T1"><text:line-break/></text:span><text:span text:style-name="T1">Witaj napoju zupełnie gaszący</text:span><text:span text:style-name="T1"><text:line-break/></text:span><text:span text:style-name="T1">Umysł pragnąc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itaj krynico wszystkiego dobrego</text:span><text:span text:style-name="T1"><text:line-break/></text:span><text:span text:style-name="T1">Gdy bowiem w sobie</text:span><text:span text:style-name="T1"><text:line-break/></text:span><text:span text:style-name="T1">masz Boga samego</text:span><text:span text:style-name="T1"><text:line-break/></text:span><text:span text:style-name="T1">Znasz ludziom wszystkie</text:span><text:span text:style-name="T1"><text:line-break/></text:span><text:span text:style-name="T1">Jego wszechmocności</text:span><text:span text:style-name="T1"><text:line-break/></text:span><text:span text:style-name="T1">Niesiesz godn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3. Witaj z niebiosów</text:span><text:span text:style-name="T2"><text:line-break/></text:span><text:span text:style-name="T2">manno padająca</text:span><text:span text:style-name="T2"><text:line-break/></text:span><text:span text:style-name="T2">Rozkoszny w sercu</text:span><text:span text:style-name="T2"><text:line-break/></text:span><text:span text:style-name="T2">naszym smak czyniąca:</text:span><text:span text:style-name="T2"><text:line-break/></text:span><text:span text:style-name="T2">Wszystko na świecie</text:span><text:span text:style-name="T2"><text:line-break/></text:span><text:span text:style-name="T2">co jedno smakuje</text:span><text:span text:style-name="T2"><text:line-break/></text:span><text:span text:style-name="T2">W tym się najd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4. Witaj rozkoszne</text:span><text:span text:style-name="T2"><text:line-break/></text:span><text:span text:style-name="T2">z ogrodu rajskiego</text:span><text:span text:style-name="T2"><text:line-break/></text:span><text:span text:style-name="T2">Drzewo owocu</text:span><text:span text:style-name="T2"><text:line-break/></text:span><text:span text:style-name="T2">pełne żywiącego:</text:span><text:span text:style-name="T2"><text:line-break/></text:span><text:span text:style-name="T2">Kto cię skosztuje</text:span><text:span text:style-name="T2"><text:line-break/></text:span><text:span text:style-name="T2">śmierci się nie boi</text:span><text:span text:style-name="T2"><text:line-break/></text:span><text:span text:style-name="T2">Choć nad nim sto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6"><text:span text:style-name="T2">5. Witaj Jedyna</text:span><text:span text:style-name="T2"><text:line-break/></text:span><text:span text:style-name="T2">serc ludzkich radości</text:span><text:span text:style-name="T2"><text:line-break/></text:span><text:span text:style-name="T2">Witaj strapionych</text:span><text:span text:style-name="T2"><text:line-break/></text:span><text:span text:style-name="T2">wszelka łaskawości</text:span><text:span text:style-name="T2"><text:line-break/></text:span><text:span text:style-name="T2">Ciebie dziś moje</text:span><text:span text:style-name="T2"><text:line-break/></text:span><text:span text:style-name="T2">łzy słodkie szukają</text:span><text:span text:style-name="T2"><text:line-break/></text:span><text:span text:style-name="T2">K Tobie woła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5-20T12:40:22</meta:creation-date>
    <dc:date>2014-04-07T20:50:53.085000000</dc:date>
    <dc:language>pl-PL</dc:language>
    <meta:editing-cycles>14</meta:editing-cycles>
    <meta:editing-duration>PT21M1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